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3974f"/>
    </style:style>
    <style:style style:name="P2" style:family="paragraph" style:parent-style-name="Standard">
      <style:paragraph-properties fo:text-align="start" style:justify-single-word="false"/>
      <style:text-properties officeooo:paragraph-rsid="0005791a"/>
    </style:style>
    <style:style style:name="P3" style:family="paragraph" style:parent-style-name="Standard">
      <style:paragraph-properties fo:text-align="start" style:justify-single-word="false"/>
      <style:text-properties officeooo:rsid="0003974f" officeooo:paragraph-rsid="0003974f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70a92" officeooo:paragraph-rsid="00070a92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8cab0" officeooo:paragraph-rsid="0008cab0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5791a" officeooo:paragraph-rsid="0005791a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5791a" officeooo:paragraph-rsid="000c4f22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paragraph-rsid="00070a92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c4f22" officeooo:paragraph-rsid="000c4f22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cb6ce" officeooo:paragraph-rsid="000cb6c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eb634" officeooo:paragraph-rsid="000eb634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11f0ec" officeooo:paragraph-rsid="0011f0e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265cm"/>
          <style:tab-stop style:position="0.397cm"/>
        </style:tab-stops>
      </style:paragraph-properties>
      <style:text-properties fo:font-variant="normal" fo:text-transform="none" style:font-name="Arial" fo:font-size="10pt" fo:font-style="normal" officeooo:rsid="00070a92" officeooo:paragraph-rsid="00070a92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70a92" officeooo:paragraph-rsid="00070a92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70a92" officeooo:paragraph-rsid="001367a5"/>
    </style:style>
    <style:style style:name="P16" style:family="paragraph" style:parent-style-name="Standard">
      <style:paragraph-properties fo:text-align="start" style:justify-single-word="false">
        <style:tab-stops>
          <style:tab-stop style:position="0.265cm"/>
          <style:tab-stop style:position="0.397cm"/>
        </style:tab-stops>
      </style:paragraph-properties>
      <style:text-properties fo:font-variant="normal" fo:text-transform="none" style:font-name="Arial" fo:font-size="10pt" fo:font-style="normal" officeooo:rsid="00070a92" officeooo:paragraph-rsid="001367a5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5791a" officeooo:paragraph-rsid="0005791a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5791a" officeooo:paragraph-rsid="001367a5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paragraph-rsid="001367a5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8cab0" officeooo:paragraph-rsid="00070a92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8cab0" officeooo:paragraph-rsid="001367a5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c4f22" officeooo:paragraph-rsid="001367a5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cb6ce" officeooo:paragraph-rsid="001367a5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font-name="Arial" fo:font-size="10pt" fo:font-style="normal" officeooo:rsid="000eb634" officeooo:paragraph-rsid="001367a5"/>
    </style:style>
    <style:style style:name="T1" style:family="text">
      <style:text-properties fo:font-variant="normal" fo:text-transform="none" style:font-name="Arial" fo:font-size="10pt" fo:font-style="normal"/>
    </style:style>
    <style:style style:name="T2" style:family="text">
      <style:text-properties fo:font-variant="normal" fo:text-transform="none" style:font-name="Arial" fo:font-size="10pt" fo:font-style="normal" fo:font-weight="bold"/>
    </style:style>
    <style:style style:name="T3" style:family="text">
      <style:text-properties fo:font-variant="normal" fo:text-transform="none" style:font-name="Arial" fo:font-size="10pt" fo:font-style="normal" fo:font-weight="bold" officeooo:rsid="0003974f"/>
    </style:style>
    <style:style style:name="T4" style:family="text">
      <style:text-properties fo:font-variant="normal" fo:text-transform="none" style:font-name="Arial" fo:font-size="10pt" fo:font-style="normal" officeooo:rsid="0005791a"/>
    </style:style>
    <style:style style:name="T5" style:family="text">
      <style:text-properties officeooo:rsid="000eb634"/>
    </style:style>
    <style:style style:name="T6" style:family="text">
      <style:text-properties officeooo:rsid="001367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32"/>USECASE_2</text:p>
      <text:p text:style-name="P3"/>
      <text:p text:style-name="P3"/>
      <text:p text:style-name="P1"><text:span text:style-name="T3">1.</text:span><text:span text:style-name="T2">)</text:span><text:span text:style-name="T1"> Write a SQL query to find student who got placed with highest package, along with the name of the company.</text:span></text:p>
      <text:p text:style-name="P6">SELECT STUDENT.NAME,COMPANY.NAME,PLACEMENT.PACKAGE FROM STUDENT JOIN COMPANY JOIN PLACEMENT ON STUDENT.ID=PLACEMENTS.S_ID AND COMPANY.ID=PLACEMENT.C_ID WHERE PACKAGE=(SELECT MAX(PACKAGE) FROM PLACEMENT)</text:p>
      <text:p text:style-name="P6"/>
      <text:p text:style-name="P6"/>
      <text:p text:style-name="P15">3) Write a SQL query to display total number of students each company has hired</text:p>
      <text:p text:style-name="P15"/>
      <text:p text:style-name="P15">SELECT COMPANY.NAME,COUNT(COMPANY.NAME) <text:s/>FROM COMPANY JOIN PLACEMENT ON COMPANY.ID=PLACEMENT.C_ID GROUP BY COMPANY.NAME;</text:p>
      <text:p text:style-name="P6"/>
      <text:p text:style-name="P6"/>
      <text:p text:style-name="P19">4) Write a SQL query which displays list of companies conducted interview in month of september</text:p>
      <text:p text:style-name="P19"/>
      <text:p text:style-name="P15">select monthname(iinterview_date), name as company </text:p>
      <text:p text:style-name="P16">from COMPANY</text:p>
      <text:p text:style-name="P15">where monthname(IINTERVIEW_DATE)=’september’;</text:p>
      <text:p text:style-name="P15"/>
      <text:p text:style-name="P15">5) Write a SQL query which displays list of companies which conducted interview till date</text:p>
      <text:p text:style-name="P15"/>
      <text:p text:style-name="P21">SELECT NAME AS COMPANY ,INTERVIEW_DATE AS DATE </text:p>
      <text:p text:style-name="P21">FROM COMPANY</text:p>
      <text:p text:style-name="P21">WHERE INTERVIEW_DATE&lt;NOW();</text:p>
      <text:p text:style-name="P21"/>
      <text:p text:style-name="P21"/>
      <text:p text:style-name="P15"/>
      <text:p text:style-name="P15">6) Dean would like to know the students who got more than one placement offer, write a SQL query for this scenario</text:p>
      <text:p text:style-name="P18">SELECT STUDENT.NAME,COMPANY.NAME,PLACEMENT.PACKAGE FROM STUDENT JOIN COMPANY JOIN PLACEMENT ON STUDENT.ID=PLACEMENTS.S_ID AND COMPANY.ID=PLACEMENT.C_ID</text:p>
      <text:p text:style-name="P22">WHERE S_ID= </text:p>
      <text:p text:style-name="P22">(</text:p>
      <text:p text:style-name="P22">SELECT S_ID FROM PLACEM<text:span text:style-name="T6">EN</text:span>T GROUP BY S_ID ORDER BY COUNT(S_ID) <text:s/>DESC LIMIT 1)</text:p>
      <text:p text:style-name="P22"/>
      <text:p text:style-name="P22"/>
      <text:p text:style-name="P22">7)Accenture would like to shortlist candidates with CGPA &gt; 7 and no need of student who already got placed, write SQL query that statisfies their given criteria</text:p>
      <text:p text:style-name="P24"/>
      <text:p text:style-name="P22"/>
      <text:p text:style-name="P23">SELECT STUDENT.NAME, STUDENT.DEPARTMENT,STUDENT.CGPA </text:p>
      <text:p text:style-name="P23">FROM STUDENT LEFT JOIN <text:s/>PLACEMENT ON STUDENT.ID=PLACEMENT.S_ID <text:span text:style-name="T5">WHERE PLACEMENT.S_ID IS NULL AND STUDENT.CGPA&gt;7;</text:span></text:p>
      <text:p text:style-name="P23"><text:s/></text:p>
      <text:p text:style-name="P21"/>
      <text:p text:style-name="P15"/>
      <text:p text:style-name="P2"><text:span text:style-name="T4">8. </text:span><text:span text:style-name="T1">8)Yamuna decided that she will attend the interview of companies who's location name starts with 'B', write a query that gets the list of company she can attend</text:span></text:p>
      <text:p text:style-name="P6"/>
      <text:p text:style-name="P6">SELECT LOCATION ,NAME </text:p>
      <text:p text:style-name="P6">FROM COMPANY </text:p>
      <text:p text:style-name="P6">WHERE LOCATION LIKE ‘B%’;</text:p>
      <text:p text:style-name="P6"/>
      <text:p text:style-name="P4"/>
      <text:p text:style-name="P4"/>
      <text:p text:style-name="P4"/>
      <text:p text:style-name="P20"/>
      <text:p text:style-name="P5"/>
      <text:p text:style-name="P9"/>
      <text:p text:style-name="P9"><text:soft-page-break/></text:p>
      <text:p text:style-name="P12"/>
      <text:p text:style-name="P10"/>
      <text:p text:style-name="P11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07:12:18.554520669</meta:creation-date>
    <dc:date>2021-04-26T07:52:08.613419160</dc:date>
    <meta:editing-duration>PT15H26M2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247" meta:character-count="1832" meta:non-whitespace-character-count="1568"/>
  </office:meta>
</office:document-meta>
</file>